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fo:letter-spacing="normal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1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0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helvetica neue" fo:font-size="12.6000003814697pt" fo:font-style="normal" fo:font-weight="normal"/>
    </style:style>
    <style:style style:name="T2" style:family="text">
      <style:text-properties style:font-name="times new roman" fo:font-size="10.1999998092651pt"/>
    </style:style>
    <style:style style:name="T3" style:family="text">
      <style:text-properties style:font-name="times new roman" fo:font-size="10.1999998092651pt" fo:font-style="itali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 <text:span text:style-name="T1">Elephant</text:span></text:p>
      <text:p text:style-name="P3">time limit per test</text:p>
      <text:p text:style-name="P4">1 second</text:p>
      <text:p text:style-name="P3">memory limit per test</text:p>
      <text:p text:style-name="P4">256 megabytes</text:p>
      <text:p text:style-name="P3">input</text:p>
      <text:p text:style-name="P4">standard input</text:p>
      <text:p text:style-name="P3">output</text:p>
      <text:p text:style-name="P5">standard output</text:p>
      <text:p text:style-name="P6">An elephant decided to visit his friend. It turned out that the elephant's house is located at point <text:span text:style-name="T2">0</text:span> and his friend's house is located at point <text:span text:style-name="T3">x</text:span><text:span text:style-name="T2">(</text:span><text:span text:style-name="T3">x</text:span><text:span text:style-name="T2"> &gt; 0)</text:span> of the coordinate line. In one step the elephant can move <text:span text:style-name="T2">1</text:span>, <text:span text:style-name="T2">2</text:span>, <text:span text:style-name="T2">3</text:span>, <text:span text:style-name="T2">4</text:span> or <text:span text:style-name="T2">5</text:span> positions forward. Determine, what is the minimum number of steps he need to make in order to get to his friend's house.</text:p>
      <text:p text:style-name="P8">Input</text:p>
      <text:p text:style-name="P6">The first line of the input contains an integer <text:span text:style-name="T3">x</text:span> (<text:span text:style-name="T2">1 ≤ </text:span><text:span text:style-name="T3">x</text:span><text:span text:style-name="T2"> ≤ 1 000 000</text:span>) — The coordinate of the friend's house.</text:p>
      <text:p text:style-name="P8">Output</text:p>
      <text:p text:style-name="P6">Print the minimum number of steps that elephant needs to make to get from point <text:span text:style-name="T2">0</text:span> to point <text:span text:style-name="T3">x</text:span>.</text:p>
      <text:p text:style-name="P7">Examples</text:p>
      <text:p text:style-name="P9">input</text:p>
      <text:section text:style-name="Sect1" text:name="id008195907520660881">
        <text:p text:style-name="P10">Copy</text:p>
      </text:section>
      <text:p text:style-name="P1"><text:bookmark text:name="id005930635897778831"/>5</text:p>
      <text:p text:style-name="P9">output</text:p>
      <text:section text:style-name="Sect1" text:name="id0036561492872887436">
        <text:p text:style-name="P10">Copy</text:p>
      </text:section>
      <text:p text:style-name="P1"><text:bookmark text:name="id008618273263039447"/>1</text:p>
      <text:p text:style-name="P9">input</text:p>
      <text:section text:style-name="Sect1" text:name="id009995030370760047">
        <text:p text:style-name="P10">Copy</text:p>
      </text:section>
      <text:p text:style-name="P1"><text:bookmark text:name="id005565304827192605"/>12</text:p>
      <text:p text:style-name="P9">output</text:p>
      <text:section text:style-name="Sect1" text:name="id008324615553006718">
        <text:p text:style-name="P10">Copy</text:p>
      </text:section>
      <text:p text:style-name="P1"><text:bookmark text:name="id005131174265338194"/>3</text:p>
      <text:p text:style-name="P8">Note</text:p>
      <text:p text:style-name="P6">In the first sample the elephant needs to make one step of length <text:span text:style-name="T2">5</text:span> to reach the point <text:span text:style-name="T3">x</text:span>.</text:p>
      <text:p text:style-name="P6">In the second sample the elephant can get to point <text:span text:style-name="T3">x</text:span> if he moves by <text:span text:style-name="T2">3</text:span>, <text:span text:style-name="T2">5</text:span> and <text:span text:style-name="T2">4</text:span>. There are other ways to get the optimal answer but the elephant cannot reach <text:span text:style-name="T3">x</text:span> in less than three move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8T13:55:11.080000000</dc:date>
    <meta:editing-duration>PT8S</meta:editing-duration>
    <meta:editing-cycles>1</meta:editing-cycles>
    <meta:document-statistic meta:table-count="0" meta:image-count="0" meta:object-count="0" meta:page-count="1" meta:paragraph-count="30" meta:word-count="204" meta:character-count="1000" meta:non-whitespace-character-count="824"/>
    <meta:generator>LibreOffice/7.2.2.2$Windows_X86_64 LibreOffice_project/02b2acce88a210515b4a5bb2e46cbfb63fe97d56</meta:generator>
  </office:meta>
</office:document-meta>
</file>